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mbria" fo:font-size="11pt" officeooo:rsid="0122f13c" officeooo:paragraph-rsid="0122f13c" style:font-size-asian="11pt" style:font-size-complex="11pt"/>
    </style:style>
    <style:style style:name="P2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3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c7ac5" style:font-size-asian="12pt" style:font-size-complex="12pt"/>
    </style:style>
    <style:style style:name="P4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eff0f" officeooo:paragraph-rsid="004eff0f" style:font-size-asian="12pt" style:font-size-complex="12pt"/>
    </style:style>
    <style:style style:name="P5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27538" officeooo:paragraph-rsid="00527538" style:font-size-asian="12pt" style:font-size-complex="12pt"/>
    </style:style>
    <style:style style:name="P6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3f0" officeooo:paragraph-rsid="0053e3f0" style:font-size-asian="12pt" style:font-size-complex="12pt"/>
    </style:style>
    <style:style style:name="P7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53e796" officeooo:paragraph-rsid="0053e796" style:font-size-asian="12pt" style:font-size-complex="12pt"/>
    </style:style>
    <style:style style:name="P8" style:family="paragraph" style:parent-style-name="Standard">
      <style:text-properties fo:font-variant="normal" fo:text-transform="none" fo:color="#5f6368" style:font-name="Nimbus Sans" fo:font-size="12pt" fo:letter-spacing="normal" fo:font-style="normal" fo:font-weight="normal" officeooo:rsid="0043287b" officeooo:paragraph-rsid="0043287b" style:font-size-asian="12pt" style:font-size-complex="12pt"/>
    </style:style>
    <style:style style:name="P9" style:family="paragraph" style:parent-style-name="Standard">
      <style:text-properties fo:font-variant="normal" fo:text-transform="none" fo:color="#202124" style:font-name="Nimbus Sans" fo:font-size="12pt" fo:letter-spacing="normal" fo:font-style="normal" fo:font-weight="normal" officeooo:rsid="003b5616" officeooo:paragraph-rsid="003b5616" style:font-size-asian="12pt" style:font-size-complex="12pt"/>
    </style:style>
    <style:style style:name="P10" style:family="paragraph" style:parent-style-name="Standard">
      <style:text-properties fo:font-variant="normal" fo:text-transform="none" fo:color="#1d1c1d" style:font-name="Nimbus Sans" fo:font-size="12pt" fo:letter-spacing="normal" fo:font-style="normal" fo:font-weight="normal" officeooo:paragraph-rsid="01800991" style:font-size-asian="12pt" style:font-size-complex="12pt"/>
    </style:style>
    <style:style style:name="P11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a6dd24" style:font-size-asian="12pt" style:font-size-complex="12pt"/>
    </style:style>
    <style:style style:name="P12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231c0" style:font-size-asian="12pt" style:font-size-complex="12pt"/>
    </style:style>
    <style:style style:name="P13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a6dd24" officeooo:paragraph-rsid="00e420de" style:font-size-asian="12pt" style:font-size-complex="12pt"/>
    </style:style>
    <style:style style:name="P14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42a3a" officeooo:paragraph-rsid="00f42a3a" style:font-size-asian="12pt" style:font-size-complex="12pt"/>
    </style:style>
    <style:style style:name="P15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6d04" officeooo:paragraph-rsid="00f56d04" style:font-size-asian="12pt" style:font-size-complex="12pt"/>
    </style:style>
    <style:style style:name="P16" style:family="paragraph" style:parent-style-name="Standard">
      <style:text-properties fo:font-variant="normal" fo:text-transform="none" fo:color="#333333" style:font-name="Nimbus Sans" fo:font-size="12pt" fo:letter-spacing="normal" fo:font-style="normal" fo:font-weight="bold" officeooo:rsid="00f5bd14" officeooo:paragraph-rsid="00f5bd14" style:font-size-asian="12pt" style:font-size-complex="12pt"/>
    </style:style>
    <style:style style:name="P17" style:family="paragraph" style:parent-style-name="Standard">
      <style:text-properties style:font-name="Nimbus Sans" fo:font-size="12pt" fo:font-weight="normal" officeooo:rsid="003b5616" officeooo:paragraph-rsid="003b5616" style:font-size-asian="12pt" style:font-size-complex="12pt"/>
    </style:style>
    <style:style style:name="P18" style:family="paragraph" style:parent-style-name="Standard">
      <style:text-properties style:font-name="Nimbus Sans" fo:font-size="12pt" fo:font-weight="normal" officeooo:rsid="004c7ac5" officeooo:paragraph-rsid="004c7ac5" style:font-size-asian="12pt" style:font-size-complex="12pt"/>
    </style:style>
    <style:style style:name="P19" style:family="paragraph" style:parent-style-name="Standard">
      <style:text-properties style:font-name="Nimbus Sans" fo:font-size="12pt" fo:font-weight="normal" officeooo:rsid="0053e3f0" officeooo:paragraph-rsid="0053e3f0" style:font-size-asian="12pt" style:font-size-complex="12pt"/>
    </style:style>
    <style:style style:name="P20" style:family="paragraph" style:parent-style-name="Standard">
      <style:text-properties style:font-name="Nimbus Sans" fo:font-size="12pt" style:font-size-asian="12pt" style:font-size-complex="12pt"/>
    </style:style>
    <style:style style:name="P21" style:family="paragraph" style:parent-style-name="Standard">
      <style:text-properties style:font-name="Nimbus Sans" fo:font-size="12pt" officeooo:rsid="001821d0" officeooo:paragraph-rsid="001821d0" style:font-size-asian="12pt" style:font-size-complex="12pt"/>
    </style:style>
    <style:style style:name="P22" style:family="paragraph" style:parent-style-name="Standard">
      <style:text-properties style:font-name="Nimbus Sans" fo:font-size="12pt" officeooo:rsid="005f7382" officeooo:paragraph-rsid="005f7382" style:font-size-asian="12pt" style:font-size-complex="12pt"/>
    </style:style>
    <style:style style:name="P23" style:family="paragraph" style:parent-style-name="Standard">
      <style:text-properties style:font-name="Nimbus Sans" fo:font-size="12pt" officeooo:rsid="00883b1b" officeooo:paragraph-rsid="00883b1b" style:font-size-asian="12pt" style:font-size-complex="12pt"/>
    </style:style>
    <style:style style:name="P24" style:family="paragraph" style:parent-style-name="Standard">
      <style:text-properties style:font-name="Nimbus Sans" fo:font-size="12pt" officeooo:rsid="0091335f" officeooo:paragraph-rsid="0091335f" style:font-size-asian="12pt" style:font-size-complex="12pt"/>
    </style:style>
    <style:style style:name="P25" style:family="paragraph" style:parent-style-name="Standard">
      <style:text-properties style:font-name="Nimbus Sans" fo:font-size="12pt" officeooo:rsid="00948ab7" officeooo:paragraph-rsid="00948ab7" style:font-size-asian="12pt" style:font-size-complex="12pt"/>
    </style:style>
    <style:style style:name="P26" style:family="paragraph" style:parent-style-name="Standard">
      <style:text-properties style:font-name="Nimbus Sans" fo:font-size="12pt" officeooo:rsid="0095f1a6" officeooo:paragraph-rsid="0095f1a6" style:font-size-asian="12pt" style:font-size-complex="12pt"/>
    </style:style>
    <style:style style:name="P27" style:family="paragraph" style:parent-style-name="Standard">
      <style:text-properties style:font-name="Nimbus Sans" fo:font-size="12pt" officeooo:rsid="0097c507" officeooo:paragraph-rsid="009f127d" style:font-size-asian="12pt" style:font-size-complex="12pt"/>
    </style:style>
    <style:style style:name="P28" style:family="paragraph" style:parent-style-name="Standard">
      <style:text-properties style:font-name="Nimbus Sans" fo:font-size="12pt" officeooo:rsid="0097c507" officeooo:paragraph-rsid="00a6dd24" style:font-size-asian="12pt" style:font-size-complex="12pt"/>
    </style:style>
    <style:style style:name="P29" style:family="paragraph" style:parent-style-name="Standard">
      <style:text-properties style:font-name="Nimbus Sans" fo:font-size="12pt" officeooo:rsid="0097c507" officeooo:paragraph-rsid="0104b908" style:font-size-asian="12pt" style:font-size-complex="12pt"/>
    </style:style>
    <style:style style:name="P30" style:family="paragraph" style:parent-style-name="Standard">
      <style:text-properties style:font-name="Nimbus Sans" fo:font-size="12pt" officeooo:rsid="00a18f6a" officeooo:paragraph-rsid="00a6dd24" style:font-size-asian="12pt" style:font-size-complex="12pt"/>
    </style:style>
    <style:style style:name="P31" style:family="paragraph" style:parent-style-name="Standard">
      <style:text-properties style:font-name="Nimbus Sans" fo:font-size="12pt" officeooo:paragraph-rsid="00a6dd24" style:font-size-asian="12pt" style:font-size-complex="12pt"/>
    </style:style>
    <style:style style:name="P32" style:family="paragraph" style:parent-style-name="Standard">
      <style:text-properties style:font-name="Nimbus Sans" fo:font-size="12pt" officeooo:rsid="00f42a3a" officeooo:paragraph-rsid="00f42a3a" style:font-size-asian="12pt" style:font-size-complex="12pt"/>
    </style:style>
    <style:style style:name="P33" style:family="paragraph" style:parent-style-name="Standard">
      <style:text-properties style:font-name="Nimbus Sans" fo:font-size="12pt" officeooo:rsid="00f56d04" officeooo:paragraph-rsid="00f56d04" style:font-size-asian="12pt" style:font-size-complex="12pt"/>
    </style:style>
    <style:style style:name="P34" style:family="paragraph" style:parent-style-name="Standard">
      <style:text-properties style:font-name="Nimbus Sans" fo:font-size="12pt" officeooo:rsid="00f56d04" officeooo:paragraph-rsid="0107268b" style:font-size-asian="12pt" style:font-size-complex="12pt"/>
    </style:style>
    <style:style style:name="P35" style:family="paragraph" style:parent-style-name="Standard">
      <style:text-properties style:font-name="Nimbus Sans" fo:font-size="12pt" officeooo:rsid="00f7bf22" officeooo:paragraph-rsid="00f7bf22" style:font-size-asian="12pt" style:font-size-complex="12pt"/>
    </style:style>
    <style:style style:name="P36" style:family="paragraph" style:parent-style-name="Standard">
      <style:text-properties style:font-name="Nimbus Sans" fo:font-size="12pt" officeooo:rsid="0100f40d" officeooo:paragraph-rsid="0100f40d" style:font-size-asian="12pt" style:font-size-complex="12pt"/>
    </style:style>
    <style:style style:name="P37" style:family="paragraph" style:parent-style-name="Standard">
      <style:text-properties style:font-name="Nimbus Sans" fo:font-size="12pt" officeooo:rsid="0104b908" officeooo:paragraph-rsid="0104b908" style:font-size-asian="12pt" style:font-size-complex="12pt"/>
    </style:style>
    <style:style style:name="P38" style:family="paragraph" style:parent-style-name="Standard">
      <style:text-properties style:font-name="Nimbus Sans" fo:font-size="12pt" officeooo:rsid="011a2053" officeooo:paragraph-rsid="011a2053" style:font-size-asian="12pt" style:font-size-complex="12pt"/>
    </style:style>
    <style:style style:name="P39" style:family="paragraph" style:parent-style-name="Standard">
      <style:text-properties style:font-name="Nimbus Sans" fo:font-size="12pt" officeooo:rsid="0122f13c" officeooo:paragraph-rsid="0122f13c" style:font-size-asian="12pt" style:font-size-complex="12pt"/>
    </style:style>
    <style:style style:name="P40" style:family="paragraph" style:parent-style-name="Standard">
      <style:text-properties style:font-name="Nimbus Sans" fo:font-size="12pt" officeooo:rsid="018c4755" officeooo:paragraph-rsid="018c4755" style:font-size-asian="12pt" style:font-size-complex="12pt"/>
    </style:style>
    <style:style style:name="P41" style:family="paragraph" style:parent-style-name="Standard">
      <style:text-properties style:font-name="Nimbus Sans" fo:font-size="12pt" officeooo:rsid="01c7f184" officeooo:paragraph-rsid="01d3b04a" style:font-size-asian="12pt" style:font-size-complex="12pt"/>
    </style:style>
    <style:style style:name="P42" style:family="paragraph" style:parent-style-name="Standard">
      <style:text-properties style:font-name="Nimbus Sans" fo:font-size="12pt" officeooo:rsid="01c7f184" officeooo:paragraph-rsid="0122f13c" style:font-size-asian="12pt" style:font-size-complex="12pt"/>
    </style:style>
    <style:style style:name="P43" style:family="paragraph" style:parent-style-name="Standard">
      <style:text-properties style:font-name="Nimbus Sans" fo:font-size="12pt" officeooo:rsid="01dd2557" officeooo:paragraph-rsid="01dd2557" style:font-size-asian="12pt" style:font-size-complex="12pt"/>
    </style:style>
    <style:style style:name="P44" style:family="paragraph" style:parent-style-name="Standard">
      <style:text-properties style:font-name="Nimbus Sans" fo:font-size="12pt" officeooo:rsid="01e91241" officeooo:paragraph-rsid="01e91241" style:font-size-asian="12pt" style:font-size-complex="12pt"/>
    </style:style>
    <style:style style:name="P45" style:family="paragraph" style:parent-style-name="Standard">
      <style:text-properties style:font-name="Nimbus Sans" fo:font-size="12pt" officeooo:rsid="01ea9a20" officeooo:paragraph-rsid="01ec4376" style:font-size-asian="12pt" style:font-size-complex="12pt"/>
    </style:style>
    <style:style style:name="P46" style:family="paragraph" style:parent-style-name="Standard">
      <style:text-properties style:font-name="Nimbus Sans" fo:font-size="12pt" officeooo:rsid="01ea9a20" officeooo:paragraph-rsid="01f16012" style:font-size-asian="12pt" style:font-size-complex="12pt"/>
    </style:style>
    <style:style style:name="P47" style:family="paragraph" style:parent-style-name="Standard">
      <style:text-properties style:font-name="Nimbus Sans" fo:font-size="12pt" officeooo:rsid="0200e794" officeooo:paragraph-rsid="0200e794" style:font-size-asian="12pt" style:font-size-complex="12pt"/>
    </style:style>
    <style:style style:name="P48" style:family="paragraph" style:parent-style-name="Standard">
      <style:text-properties style:font-name="Nimbus Sans" fo:font-size="12pt" officeooo:rsid="01f816e6" officeooo:paragraph-rsid="01f816e6" style:font-size-asian="12pt" style:font-size-complex="12pt"/>
    </style:style>
    <style:style style:name="P49" style:family="paragraph" style:parent-style-name="Standard">
      <style:text-properties style:font-name="Nimbus Sans" fo:font-size="12pt" officeooo:rsid="020590f7" officeooo:paragraph-rsid="020590f7" style:font-size-asian="12pt" style:font-size-complex="12pt"/>
    </style:style>
    <style:style style:name="P50" style:family="paragraph" style:parent-style-name="Standard">
      <style:text-properties style:font-name="Nimbus Sans" fo:font-size="12pt" officeooo:rsid="0242e788" officeooo:paragraph-rsid="0242e788" style:font-size-asian="12pt" style:font-size-complex="12pt"/>
    </style:style>
    <style:style style:name="P51" style:family="paragraph" style:parent-style-name="Standard">
      <style:text-properties style:font-name="Nimbus Sans" fo:font-size="12pt" officeooo:rsid="024568a5" officeooo:paragraph-rsid="024568a5" style:font-size-asian="12pt" style:font-size-complex="12pt"/>
    </style:style>
    <style:style style:name="P52" style:family="paragraph" style:parent-style-name="Standard">
      <style:text-properties style:font-name="Nimbus Sans" fo:font-size="12pt" officeooo:rsid="024a582f" officeooo:paragraph-rsid="024a582f" style:font-size-asian="12pt" style:font-size-complex="12pt"/>
    </style:style>
    <style:style style:name="P53" style:family="paragraph" style:parent-style-name="Standard">
      <style:text-properties style:font-name="Nimbus Sans" fo:font-size="12pt" officeooo:rsid="025bb99b" officeooo:paragraph-rsid="025bb99b" style:font-size-asian="12pt" style:font-size-complex="12pt"/>
    </style:style>
    <style:style style:name="P54" style:family="paragraph" style:parent-style-name="Standard">
      <style:text-properties style:font-name="Nimbus Sans" fo:font-size="12pt" officeooo:rsid="02609755" officeooo:paragraph-rsid="02609755" style:font-size-asian="12pt" style:font-size-complex="12pt"/>
    </style:style>
    <style:style style:name="P55" style:family="paragraph" style:parent-style-name="Standard">
      <style:text-properties style:font-name="Nimbus Sans" fo:font-size="12pt" officeooo:rsid="0268c2ee" officeooo:paragraph-rsid="0268c2ee" style:font-size-asian="12pt" style:font-size-complex="12pt"/>
    </style:style>
    <style:style style:name="P56" style:family="paragraph" style:parent-style-name="Standard">
      <style:text-properties style:font-name="Nimbus Sans" fo:font-size="12pt" officeooo:rsid="026c09c7" officeooo:paragraph-rsid="026c09c7" style:font-size-asian="12pt" style:font-size-complex="12pt"/>
    </style:style>
    <style:style style:name="P57" style:family="paragraph" style:parent-style-name="Standard">
      <style:text-properties style:font-name="Nimbus Sans" fo:font-size="12pt" officeooo:rsid="02737cd2" officeooo:paragraph-rsid="02737cd2" style:font-size-asian="12pt" style:font-size-complex="12pt"/>
    </style:style>
    <style:style style:name="P58" style:family="paragraph" style:parent-style-name="Standard">
      <style:text-properties style:font-name="Nimbus Sans" fo:font-size="12pt" officeooo:rsid="0276ed46" officeooo:paragraph-rsid="0276ed46" style:font-size-asian="12pt" style:font-size-complex="12pt"/>
    </style:style>
    <style:style style:name="P59" style:family="paragraph" style:parent-style-name="Standard">
      <style:text-properties style:font-name="Nimbus Sans" fo:font-size="12pt" officeooo:rsid="027f66e5" officeooo:paragraph-rsid="027f66e5" style:font-size-asian="12pt" style:font-size-complex="12pt"/>
    </style:style>
    <style:style style:name="P60" style:family="paragraph" style:parent-style-name="Standard">
      <style:text-properties style:font-name="Nimbus Sans" fo:font-size="12pt" officeooo:rsid="0281a62a" officeooo:paragraph-rsid="0281a62a" style:font-size-asian="12pt" style:font-size-complex="12pt"/>
    </style:style>
    <style:style style:name="P61" style:family="paragraph" style:parent-style-name="Standard">
      <style:text-properties style:font-name="Nimbus Sans" fo:font-size="12pt" officeooo:rsid="028c56c8" officeooo:paragraph-rsid="028c56c8" style:font-size-asian="12pt" style:font-size-complex="12pt"/>
    </style:style>
    <style:style style:name="P62" style:family="paragraph" style:parent-style-name="Standard">
      <style:text-properties style:font-name="Nimbus Sans" fo:font-size="12pt" officeooo:rsid="0290b495" officeooo:paragraph-rsid="0290b495" style:font-size-asian="12pt" style:font-size-complex="12pt"/>
    </style:style>
    <style:style style:name="P63" style:family="paragraph" style:parent-style-name="Standard">
      <style:text-properties style:font-name="Nimbus Sans" fo:font-size="12pt" officeooo:rsid="029d9f46" officeooo:paragraph-rsid="029d9f46" style:font-size-asian="12pt" style:font-size-complex="12pt"/>
    </style:style>
    <style:style style:name="P64" style:family="paragraph" style:parent-style-name="Standard">
      <style:text-properties style:font-name="Nimbus Sans" fo:font-size="12pt" officeooo:rsid="02aa2b26" officeooo:paragraph-rsid="02aa2b26" style:font-size-asian="12pt" style:font-size-complex="12pt"/>
    </style:style>
    <style:style style:name="P65" style:family="paragraph" style:parent-style-name="Standard">
      <style:text-properties style:font-name="Nimbus Sans" fo:font-size="12pt" officeooo:rsid="02b10601" officeooo:paragraph-rsid="02b10601" style:font-size-asian="12pt" style:font-size-complex="12pt"/>
    </style:style>
    <style:style style:name="P66" style:family="paragraph" style:parent-style-name="Standard">
      <style:text-properties style:font-name="Nimbus Sans" fo:font-size="12pt" officeooo:rsid="02b3d01e" officeooo:paragraph-rsid="02b3d01e" style:font-size-asian="12pt" style:font-size-complex="12pt"/>
    </style:style>
    <style:style style:name="P67" style:family="paragraph" style:parent-style-name="Standard">
      <style:text-properties style:font-name="Nimbus Sans" fo:font-size="12pt" officeooo:rsid="01ec4376" officeooo:paragraph-rsid="01ec4376" style:font-size-asian="12pt" style:font-size-complex="12pt"/>
    </style:style>
    <style:style style:name="P68" style:family="paragraph" style:parent-style-name="Standard">
      <style:text-properties style:font-name="Nimbus Sans" fo:font-size="12pt" officeooo:rsid="02cc766a" officeooo:paragraph-rsid="02cc766a" style:font-size-asian="12pt" style:font-size-complex="12pt"/>
    </style:style>
    <style:style style:name="P69" style:family="paragraph" style:parent-style-name="Standard">
      <style:text-properties style:font-name="Nimbus Sans" fo:font-size="12pt" officeooo:rsid="02d842ef" officeooo:paragraph-rsid="02d842ef" style:font-size-asian="12pt" style:font-size-complex="12pt"/>
    </style:style>
    <style:style style:name="P70" style:family="paragraph" style:parent-style-name="Standard">
      <style:text-properties style:font-name="Nimbus Sans" fo:font-size="12pt" officeooo:rsid="02d842ef" officeooo:paragraph-rsid="031a4ff1" style:font-size-asian="12pt" style:font-size-complex="12pt"/>
    </style:style>
    <style:style style:name="P71" style:family="paragraph" style:parent-style-name="Standard">
      <style:text-properties style:font-name="Nimbus Sans" fo:font-size="12pt" officeooo:rsid="030f6835" officeooo:paragraph-rsid="030f6835" style:font-size-asian="12pt" style:font-size-complex="12pt"/>
    </style:style>
    <style:style style:name="P72" style:family="paragraph" style:parent-style-name="Standard">
      <style:text-properties style:font-name="Nimbus Sans" fo:font-size="12pt" officeooo:rsid="0310a6b5" officeooo:paragraph-rsid="0310a6b5" style:font-size-asian="12pt" style:font-size-complex="12pt"/>
    </style:style>
    <style:style style:name="P73" style:family="paragraph" style:parent-style-name="Standard">
      <style:text-properties style:font-name="Nimbus Sans" fo:font-size="12pt" officeooo:paragraph-rsid="0104b908" style:font-size-asian="12pt" style:font-size-complex="12pt"/>
    </style:style>
    <style:style style:name="P74" style:family="paragraph" style:parent-style-name="Standard">
      <style:text-properties style:font-name="Nimbus Sans" fo:font-size="12pt" officeooo:rsid="031d2aaa" officeooo:paragraph-rsid="031d2aaa" style:font-size-asian="12pt" style:font-size-complex="12pt"/>
    </style:style>
    <style:style style:name="P75" style:family="paragraph" style:parent-style-name="Standard">
      <style:text-properties fo:color="#d4d4d4" style:font-name="Droid Sans Mono" fo:font-size="10.5pt" fo:font-weight="normal" officeooo:rsid="029d9f46" officeooo:paragraph-rsid="029d9f46" fo:background-color="#1e1e1e" style:font-size-asian="12pt" style:font-size-complex="12pt"/>
    </style:style>
    <style:style style:name="P76" style:family="paragraph" style:parent-style-name="Standard">
      <style:text-properties fo:color="#6a9955" style:font-name="Droid Sans Mono" fo:font-size="10.5pt" fo:font-weight="normal" officeooo:rsid="02b3d01e" officeooo:paragraph-rsid="02b3d01e" fo:background-color="#1e1e1e" style:font-size-asian="12pt" style:font-size-complex="12pt"/>
    </style:style>
    <style:style style:name="P77" style:family="paragraph" style:parent-style-name="Text_20_body">
      <style:paragraph-properties fo:margin-top="0cm" fo:margin-bottom="0cm" loext:contextual-spacing="false" style:line-height-at-least="0.635cm" fo:orphans="1"/>
      <style:text-properties fo:font-size="12pt" loext:padding="0cm" loext:border="none"/>
    </style:style>
    <style:style style:name="P78" style:family="paragraph" style:parent-style-name="Text_20_body">
      <style:paragraph-properties fo:margin-top="0cm" fo:margin-bottom="0cm" loext:contextual-spacing="false" fo:orphans="1"/>
    </style:style>
    <style:style style:name="P79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2cc766a" officeooo:paragraph-rsid="02cc766a" style:font-size-asian="12pt" style:font-size-complex="12pt"/>
    </style:style>
    <style:style style:name="T1" style:family="text">
      <style:text-properties fo:font-variant="normal" fo:text-transform="none" fo:color="#5f6368" fo:letter-spacing="normal" fo:font-style="normal"/>
    </style:style>
    <style:style style:name="T2" style:family="text">
      <style:text-properties fo:font-variant="normal" fo:text-transform="none" fo:color="#5f6368" fo:letter-spacing="normal" fo:font-style="normal" officeooo:rsid="004c7ac5"/>
    </style:style>
    <style:style style:name="T3" style:family="text">
      <style:text-properties fo:font-variant="normal" fo:text-transform="none" fo:color="#5f6368" fo:letter-spacing="normal" fo:font-style="normal" officeooo:rsid="004eff0f"/>
    </style:style>
    <style:style style:name="T4" style:family="text">
      <style:text-properties fo:font-variant="normal" fo:text-transform="none" fo:color="#5f6368" fo:letter-spacing="normal" fo:font-style="normal" officeooo:rsid="008707df"/>
    </style:style>
    <style:style style:name="T5" style:family="text">
      <style:text-properties fo:font-variant="normal" fo:text-transform="none" fo:color="#333333" fo:letter-spacing="normal" fo:font-style="normal" fo:font-weight="bold"/>
    </style:style>
    <style:style style:name="T6" style:family="text">
      <style:text-properties fo:font-variant="normal" fo:text-transform="none" fo:color="#333333" fo:letter-spacing="normal" fo:font-style="normal" fo:font-weight="bold" officeooo:rsid="00a6dd24"/>
    </style:style>
    <style:style style:name="T7" style:family="text">
      <style:text-properties fo:font-variant="normal" fo:text-transform="none" fo:color="#333333" fo:letter-spacing="normal" fo:font-style="normal" fo:font-weight="bold" officeooo:rsid="0107268b"/>
    </style:style>
    <style:style style:name="T8" style:family="text">
      <style:text-properties fo:font-variant="normal" fo:text-transform="none" fo:color="#333333" fo:letter-spacing="normal" fo:font-style="normal" fo:font-weight="bold" officeooo:rsid="00fb044b"/>
    </style:style>
    <style:style style:name="T9" style:family="text">
      <style:text-properties officeooo:rsid="009f127d"/>
    </style:style>
    <style:style style:name="T10" style:family="text">
      <style:text-properties officeooo:rsid="01ec4376"/>
    </style:style>
    <style:style style:name="T11" style:family="text">
      <style:text-properties officeooo:rsid="01f16012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1f816e6"/>
    </style:style>
    <style:style style:name="T15" style:family="text">
      <style:text-properties officeooo:rsid="01fd7998"/>
    </style:style>
    <style:style style:name="T16" style:family="text">
      <style:text-properties officeooo:rsid="02047b03"/>
    </style:style>
    <style:style style:name="T17" style:family="text">
      <style:text-properties officeooo:rsid="025d46a1"/>
    </style:style>
    <style:style style:name="T18" style:family="text">
      <style:text-properties style:font-name="Nimbus Sans" fo:font-size="12pt" style:font-size-asian="12pt" style:font-size-complex="12pt"/>
    </style:style>
    <style:style style:name="T19" style:family="text">
      <style:text-properties officeooo:rsid="0097c507"/>
    </style:style>
    <style:style style:name="T20" style:family="text">
      <style:text-properties officeooo:rsid="0107268b"/>
    </style:style>
    <style:style style:name="T21" style:family="text">
      <style:text-properties officeooo:rsid="01c7f184"/>
    </style:style>
    <style:style style:name="T22" style:family="text">
      <style:text-properties officeooo:rsid="0293bfd2"/>
    </style:style>
    <style:style style:name="T23" style:family="text">
      <style:text-properties fo:color="#6a9955"/>
    </style:style>
    <style:style style:name="T24" style:family="text">
      <style:text-properties fo:color="#808080"/>
    </style:style>
    <style:style style:name="T25" style:family="text">
      <style:text-properties fo:color="#569cd6"/>
    </style:style>
    <style:style style:name="T26" style:family="text">
      <style:text-properties fo:color="#9cdcfe"/>
    </style:style>
    <style:style style:name="T27" style:family="text">
      <style:text-properties fo:color="#ce9178"/>
    </style:style>
    <style:style style:name="T28" style:family="text">
      <style:text-properties fo:color="#d73a49"/>
    </style:style>
    <style:style style:name="T29" style:family="text">
      <style:text-properties fo:color="#032f62"/>
    </style:style>
    <style:style style:name="T30" style:family="text">
      <style:text-properties officeooo:rsid="02fdbfd1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cm" svg:y="0cm" svg:width="17.251cm" draw:z-index="0">
        <draw:text-box fo:min-height="1.111cm">
          <text:p text:style-name="Text_20_body"/>
        </draw:text-box>
      </draw:frame>
      <text:p text:style-name="P2">===========================</text:p>
      <text:p text:style-name="P2"/>
      <text:p text:style-name="P2">Git Command ::</text:p>
      <text:p text:style-name="P2"/>
      <text:p text:style-name="P17"><text:span text:style-name="T2">1) <text:s/></text:span><text:span text:style-name="T1">sudo apt install git</text:span></text:p>
      <text:p text:style-name="P2"/>
      <text:p text:style-name="P17"><text:span text:style-name="T2">2) <text:s/></text:span><text:span text:style-name="T1">git clone </text:span></text:p>
      <text:p text:style-name="P2"/>
      <text:p text:style-name="P9">git clone is a Git command line utility which is used to target an existing repository and create a clone, or copy of the target repository.</text:p>
      <text:p text:style-name="P2"/>
      <text:p text:style-name="P18"><text:span text:style-name="T1">3) <text:s/></text:span><text:span text:style-name="T3">Create Folder in your local</text:span></text:p>
      <text:p text:style-name="P3"><text:tab/>cd Cucumber_project/</text:p>
      <text:p text:style-name="P3"/>
      <text:p text:style-name="P4">4) <text:s/>git status</text:p>
      <text:p text:style-name="P4"/>
      <text:p text:style-name="P5">5) <text:s/>git add <text:s/>.</text:p>
      <text:p text:style-name="P5"/>
      <text:p text:style-name="P19"><text:span text:style-name="T1">6) <text:s/>git commit </text:span><text:span text:style-name="T4">-m <text:s/>“message”</text:span></text:p>
      <text:p text:style-name="P6"/>
      <text:p text:style-name="P7">7) <text:s/>git config --global user.email "you@example.com"</text:p>
      <text:p text:style-name="P7"><text:s text:c="5"/>git config --global user.name "Your Name"</text:p>
      <text:p text:style-name="P21"/>
      <text:p text:style-name="P22">8) <text:s text:c="2"/>git push</text:p>
      <text:p text:style-name="P22"/>
      <text:p text:style-name="P10"/>
      <text:p text:style-name="P23">========================</text:p>
      <text:p text:style-name="P23"/>
      <text:p text:style-name="P23">DISPLAY</text:p>
      <text:p text:style-name="P23">localhost:0.0</text:p>
      <text:p text:style-name="P23"/>
      <text:p text:style-name="P24">Pipeline ::</text:p>
      <text:p text:style-name="P24"/>
      <text:p text:style-name="P24">pipeline {</text:p>
      <text:p text:style-name="P24"><text:s text:c="4"/>agent any</text:p>
      <text:p text:style-name="P24"/>
      <text:p text:style-name="P24"><text:s text:c="4"/>stages {</text:p>
      <text:p text:style-name="P24"><text:s text:c="8"/>stage('checkout') {</text:p>
      <text:p text:style-name="P24"><text:s text:c="12"/>steps {</text:p>
      <text:p text:style-name="P24"><text:s text:c="16"/>git credentialsId: 'git', url: 'git@github.com:preyasrana/Cucumber_project.git'</text:p>
      <text:p text:style-name="P24"><text:s text:c="12"/>}</text:p>
      <text:p text:style-name="P24"><text:s text:c="8"/>}</text:p>
      <text:p text:style-name="P24"><text:s text:c="4"/>stage('test') {</text:p>
      <text:p text:style-name="P24"><text:s text:c="12"/>steps {</text:p>
      <text:p text:style-name="P24"><text:s text:c="16"/></text:p>
      <text:p text:style-name="P24"><text:s text:c="16"/>sh 'mvn test'</text:p>
      <text:p text:style-name="P24"><text:s text:c="12"/>}</text:p>
      <text:p text:style-name="P24"><text:s text:c="8"/>}</text:p>
      <text:p text:style-name="P24"><text:s text:c="8"/></text:p>
      <text:p text:style-name="P24"><text:s text:c="4"/>}</text:p>
      <text:p text:style-name="P24"><text:soft-page-break/><text:s text:c="4"/></text:p>
      <text:p text:style-name="P24">}</text:p>
      <text:p text:style-name="P24"/>
      <text:p text:style-name="P24"/>
      <text:p text:style-name="P25">===================</text:p>
      <text:p text:style-name="P25"/>
      <text:p text:style-name="P25">Add Credentails ::</text:p>
      <text:p text:style-name="P26"/>
      <text:p text:style-name="P27">Manage Jenkins <text:s/>&gt; <text:s/>Manage Credentails <text:s/>&gt; <text:s/><text:span text:style-name="T9">Credentails &gt;&gt; Store &gt;&gt; Jenkins</text:span></text:p>
      <text:p text:style-name="P27"/>
      <text:p text:style-name="P27"/>
      <text:p text:style-name="P30">Add Credentails ::</text:p>
      <text:p text:style-name="P31"><text:span text:style-name="T19"><text:s text:c="4"/></text:span><text:span text:style-name="T5">Username <text:s/>: <text:s/></text:span><text:span text:style-name="T6">Jenkins username </text:span></text:p>
      <text:p text:style-name="P11"><text:s text:c="4"/>Password <text:s/>: <text:s/></text:p>
      <text:p text:style-name="P12"><text:s text:c="4"/>ID <text:s/>: <text:s/></text:p>
      <text:p text:style-name="P13"><text:s text:c="4"/>Description : <text:s/><text:line-break/> </text:p>
      <text:p text:style-name="P13"/>
      <text:p text:style-name="P32"><text:span text:style-name="T6">=</text:span><text:span text:style-name="T5">==============================</text:span></text:p>
      <text:p text:style-name="P14"/>
      <text:p text:style-name="P15">SSH Username with Private Key</text:p>
      <text:p text:style-name="P15"/>
      <text:p text:style-name="P33"><text:span text:style-name="T5">Id : <text:s/></text:span><text:span text:style-name="T7">gitpreyas</text:span></text:p>
      <text:p text:style-name="P34"><text:span text:style-name="T5">Descipriton : </text:span><text:span text:style-name="T7">gitpreyas</text:span></text:p>
      <text:p text:style-name="P15">username :</text:p>
      <text:p text:style-name="P15">private key : </text:p>
      <text:p text:style-name="P15"/>
      <text:p text:style-name="P15">cd .ssh</text:p>
      <text:p text:style-name="P16">ls <text:s text:c="3"/>&gt;&gt; id_rsa <text:s/>id_rsa.pub</text:p>
      <text:p text:style-name="P16"/>
      <text:p text:style-name="P16">cat id_rsa.pub </text:p>
      <text:p text:style-name="P16"/>
      <text:p text:style-name="P35"><text:span text:style-name="T8">Generate Laptop Key <text:s/>&gt;&gt; <text:s/></text:span><text:span text:style-name="T5">ssh-keygen</text:span></text:p>
      <text:p text:style-name="P28"/>
      <text:p text:style-name="P36">Add Public Key in Github ::</text:p>
      <text:p text:style-name="P36"/>
      <text:p text:style-name="P37">SSH <text:s/>&amp; GPG Key &gt;&gt; <text:s/>Add it </text:p>
      <text:p text:style-name="P37"/>
      <text:p text:style-name="P73"><text:span text:style-name="T20">Jenkins in Add Private Key :: </text:span><text:span text:style-name="T19"><text:s/></text:span></text:p>
      <text:p text:style-name="P73"/>
      <text:p text:style-name="P74">=====================================</text:p>
      <text:p text:style-name="P29"/>
      <text:p text:style-name="P29"/>
      <text:p text:style-name="P38"><text:span text:style-name="T19">=</text:span>===================================</text:p>
      <text:p text:style-name="P38"/>
      <text:p text:style-name="P38">Docker ::</text:p>
      <text:p text:style-name="P21"/>
      <text:p text:style-name="P39">Install Docker using below link ::</text:p>
      <text:p text:style-name="P39"/>
      <text:p text:style-name="P1"><text:a xlink:type="simple" xlink:href="https://www.simplilearn.com/tutorials/docker-tutorial/how-to-install-docker-on-ubuntu" text:style-name="Internet_20_link" text:visited-style-name="Visited_20_Internet_20_Link"><text:span text:style-name="T18">https://www.simplilearn.com/tutorials/docker-tutorial/how-to-install-docker-on-ubuntu</text:span></text:a></text:p>
      <text:p text:style-name="P39"><text:soft-page-break/></text:p>
      <text:p text:style-name="P39"/>
      <text:p text:style-name="P40">====================================</text:p>
      <text:p text:style-name="P40"/>
      <text:p text:style-name="P40">TestNG Parallel Testing, Opens two browser but runs all tests only in 1 browser</text:p>
      <text:p text:style-name="P42"/>
      <text:p text:style-name="P41"/>
      <text:p text:style-name="P43"><text:span text:style-name="T21">=</text:span>===============================================</text:p>
      <text:p text:style-name="P43"/>
      <text:p text:style-name="P44"><text:span text:style-name="T13">Cypress</text:span> <text:s/>:</text:p>
      <text:p text:style-name="P44"/>
      <text:p text:style-name="P44">1) <text:s/>Fixture : Always Provide a Static data : Constant data</text:p>
      <text:p text:style-name="P45">ex. username , password , </text:p>
      <text:p text:style-name="P67">2) <text:s/>Integration part : always use for your test cases</text:p>
      <text:p text:style-name="P46"><text:span text:style-name="T10">3) <text:s/></text:span><text:span text:style-name="T11">plugin &gt; all chrome option <text:s/>or chrome preferences are used <text:s/></text:span><text:span text:style-name="T15">or listener</text:span></text:p>
      <text:p text:style-name="P47">Accept Certifigate </text:p>
      <text:p text:style-name="P46"><text:span text:style-name="T11">4) <text:s/></text:span><text:span text:style-name="T14">Screenshot</text:span></text:p>
      <text:p text:style-name="P48">5) Support <text:span text:style-name="T15">&gt; Customized methods , library , any utility <text:s/>, </text:span><text:span text:style-name="T16">wrapper</text:span></text:p>
      <text:p text:style-name="P49">6) <text:s/>Cypress.json <text:s/>&gt; you can add your base url , Timeout </text:p>
      <text:p text:style-name="P49">Cypress related envirnment configuration </text:p>
      <text:p text:style-name="P21"/>
      <text:p text:style-name="P21"/>
      <text:p text:style-name="P21">chromeWebSecurity false</text:p>
      <text:p text:style-name="P20"><draw:frame draw:style-name="fr1" draw:name="exacc_SlFyYvuDPLeI5OUPiquRqA03" text:anchor-type="char" svg:width="17.251cm" draw:z-index="1"><draw:text-box fo:min-height="0.041cm"><text:section text:style-name="Sect1" text:name="_SlFyYvuDPLeI5OUPiquRqA025"><text:p text:style-name="P78"/><text:section text:style-name="Sect1" text:name="WEB_ANSWERS_RESULT_11_SlFyYvuDPLeI5OUPiquRqA0__49"><text:p text:style-name="P77">Setting chromeWebSecurity to false in Chrome-based browsers allows you to do the following: <text:span text:style-name="T12">Display insecure content</text:span>. Navigate to any superdomain without cross-origin errors. Access cross-origin iframes that are embedded in your application.</text:p></text:section></text:section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------------------------------------------</text:p>
      <text:p text:style-name="P21"/>
      <text:p text:style-name="P50">describe – Group of test</text:p>
      <text:p text:style-name="P50">context – alias of describe</text:p>
      <text:p text:style-name="P50"/>
      <text:p text:style-name="P50">it() - test </text:p>
      <text:p text:style-name="P51">it() - test <text:s text:c="3"/>&gt; multiple test you can defined</text:p>
      <text:p text:style-name="P51"/>
      <text:p text:style-name="P52">it’s a hook <text:s/>:: </text:p>
      <text:p text:style-name="P52">before()</text:p>
      <text:p text:style-name="P52">after ()</text:p>
      <text:p text:style-name="P52"/>
      <text:p text:style-name="P52"/>
      <text:p text:style-name="P53">skip &gt;&gt; <text:s text:c="2"/>it.skip() <text:s text:c="2"/><text:span text:style-name="T17">&gt; skip test cases </text:span></text:p>
      <text:p text:style-name="P54">I.only() <text:s/>&gt; <text:s/>only specific test run </text:p>
      <text:p text:style-name="P54"/>
      <text:p text:style-name="P55">Precondition &gt; </text:p>
      <text:p text:style-name="P55">test assertion &gt; Expected vs Actual </text:p>
      <text:p text:style-name="P56">Post steps</text:p>
      <text:p text:style-name="P56"/>
      <text:p text:style-name="P57"><text:soft-page-break/>===============================================</text:p>
      <text:p text:style-name="P57"/>
      <text:p text:style-name="P57">Command line through how to run <text:s/></text:p>
      <text:p text:style-name="P57">./node_modules/.bin/cypress run</text:p>
      <text:p text:style-name="P57"/>
      <text:p text:style-name="P57"/>
      <text:p text:style-name="P58">Ctrl C &gt; terminate your current test case</text:p>
      <text:p text:style-name="P58"/>
      <text:p text:style-name="P58">----------------------------</text:p>
      <text:p text:style-name="P59">1) <text:s/>Only Specific js file run in cypress</text:p>
      <text:p text:style-name="P59">./node_modules/.bin/cypress run --spec cypress/integration/mytest/viewport.js</text:p>
      <text:p text:style-name="P59"/>
      <text:p text:style-name="P60">2) /node_modules/.bin/cypress run --spec cypress/integration/mytest/*.js</text:p>
      <text:p text:style-name="P60"/>
      <text:p text:style-name="P61">3) <text:s/>./node_modules/.bin/cypress run --spec cypress/integration/mytest/viewport.js --browser chrome</text:p>
      <text:p text:style-name="P61"/>
      <text:p text:style-name="P62">=======================================</text:p>
      <text:p text:style-name="P62"/>
      <text:p text:style-name="P62">Cypress <text:span text:style-name="T22">intelligent code complition </text:span></text:p>
      <text:p text:style-name="P62"/>
      <text:p text:style-name="P62"><text:a xlink:type="simple" xlink:href="https://docs.cypress.io/guides/tooling/IDE-integration#Writing-Tests" text:style-name="Internet_20_link" text:visited-style-name="Visited_20_Internet_20_Link">https://docs.cypress.io/guides/tooling/IDE-integration#Writing-Tests</text:a></text:p>
      <text:p text:style-name="P62"/>
      <text:p text:style-name="P63">you can add lib in every js file </text:p>
      <text:p text:style-name="P75"><text:span text:style-name="T23">/// </text:span><text:span text:style-name="T24">&lt;</text:span><text:span text:style-name="T25">reference</text:span><text:span text:style-name="T23"> </text:span><text:span text:style-name="T26">types</text:span>=<text:span text:style-name="T27">"cypress"</text:span><text:span text:style-name="T23"> </text:span><text:span text:style-name="T24">/&gt;</text:span></text:p>
      <text:p text:style-name="P63"/>
      <text:p text:style-name="P63"/>
      <text:p text:style-name="P64">Global Config you can add &gt;&gt; jsconfig.json file </text:p>
      <text:p text:style-name="P64"/>
      <text:p text:style-name="P64">---------------------------------------------------------------------------</text:p>
      <text:p text:style-name="P62"/>
      <text:p text:style-name="P65">Command for whole code to comment &gt;&gt; Ctrl + / <text:s/></text:p>
      <text:p text:style-name="P66">same as Uncomment </text:p>
      <text:p text:style-name="P76">// "chromeWebSecurity": false </text:p>
      <text:p text:style-name="P66"/>
      <text:p text:style-name="P66"/>
      <text:p text:style-name="P68">====================================================</text:p>
      <text:p text:style-name="P68">File upload in Cypress</text:p>
      <text:p text:style-name="P68"/>
      <text:p text:style-name="P68"><text:a xlink:type="simple" xlink:href="https://www.npmjs.com/package/cypress-file-upload" text:style-name="Internet_20_link" text:visited-style-name="Visited_20_Internet_20_Link">https://www.npmjs.com/package/cypress-file-upload</text:a></text:p>
      <text:p text:style-name="P68"/>
      <text:p text:style-name="P79"><text:span text:style-name="T28">import</text:span> <text:span text:style-name="T29">'cypress-file-upload'</text:span>;</text:p>
      <text:p text:style-name="P68"/>
      <text:p text:style-name="P69">===========================================</text:p>
      <text:p text:style-name="P69">MochaAwesome </text:p>
      <text:p text:style-name="P69"/>
      <text:p text:style-name="P69"><text:a xlink:type="simple" xlink:href="https://www.npmjs.com/package/cypress-mochawesome-reporter" text:style-name="Internet_20_link" text:visited-style-name="Visited_20_Internet_20_Link">https://www.npmjs.com/package/cypress-mochawesome-reporter</text:a></text:p>
      <text:p text:style-name="P69"/>
      <text:p text:style-name="P69"><text:a xlink:type="simple" xlink:href="https://www.npmjs.com/package/mochawesome" text:style-name="Internet_20_link" text:visited-style-name="Visited_20_Internet_20_Link">https://www.npmjs.com/package/mochawesome</text:a></text:p>
      <text:p text:style-name="P69"/>
      <text:p text:style-name="P69"><text:soft-page-break/><text:a xlink:type="simple" xlink:href="https://www.npmjs.com/package/mochawesome-merge" text:style-name="Internet_20_link" text:visited-style-name="Visited_20_Internet_20_Link">https://www.npmjs.com/package/mochawesome-merge</text:a></text:p>
      <text:p text:style-name="P69"/>
      <text:p text:style-name="P69"/>
      <text:p text:style-name="P69"/>
      <text:p text:style-name="P69"/>
      <text:p text:style-name="P69"/>
      <text:p text:style-name="P69">--headed <text:s/><text:span text:style-name="T30">&gt; run in browser</text:span></text:p>
      <text:p text:style-name="P69"/>
      <text:p text:style-name="P69">./node_modules/.bin/cypress run --spec cypress/integration/TestCase/Fileupload.js --browser chrome –headed</text:p>
      <text:p text:style-name="P69"/>
      <text:p text:style-name="P71">======================================</text:p>
      <text:p text:style-name="P71"/>
      <text:p text:style-name="P72">Alert API : </text:p>
      <text:p text:style-name="P72"><text:a xlink:type="simple" xlink:href="https://docs.cypress.io/api/events/catalog-of-events#Event-Types" text:style-name="Internet_20_link" text:visited-style-name="Visited_20_Internet_20_Link">https://docs.cypress.io/api/events/catalog-of-events#Event-Types</text:a></text:p>
      <text:p text:style-name="P72"/>
      <text:p text:style-name="P72"/>
      <text:p text:style-name="P69">cypress run --record --key 8c13f4ca-29b8-4667-90fa-8a62c9f80dfd</text:p>
      <text:p text:style-name="P69"/>
      <text:p text:style-name="P70">./node_modules/.bin/cypress run --spec cypress/integration/TestCase/Fileupload.js --record --key 8c13f4ca-29b8-4667-90fa-8a62c9f80dfd</text:p>
      <text:p text:style-name="P69"/>
      <text:p text:style-name="P69"/>
      <text:p text:style-name="P69"/>
      <text:p text:style-name="P69"/>
      <text:p text:style-name="P69"/>
      <text:p text:style-name="P6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, monospace"/>
    <style:font-face style:name="Cambria" svg:font-family="Cambr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0:55:07.597575547</meta:creation-date>
    <dc:date>2022-05-14T10:50:47.748711889</dc:date>
    <meta:editing-duration>P3DT12H53M37S</meta:editing-duration>
    <meta:editing-cycles>150</meta:editing-cycles>
    <meta:generator>LibreOffice/6.4.7.2$Linux_X86_64 LibreOffice_project/40$Build-2</meta:generator>
    <meta:document-statistic meta:table-count="0" meta:image-count="0" meta:object-count="0" meta:page-count="6" meta:paragraph-count="124" meta:word-count="508" meta:character-count="4371" meta:non-whitespace-character-count="3739"/>
  </office:meta>
</office:document-meta>
</file>